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f1ca" officeooo:paragraph-rsid="0003f1ca"/>
    </style:style>
    <style:style style:name="P2" style:family="paragraph" style:parent-style-name="Standard">
      <style:text-properties officeooo:rsid="0004c14c" officeooo:paragraph-rsid="0004c14c"/>
    </style:style>
    <style:style style:name="P3" style:family="paragraph" style:parent-style-name="Standard">
      <style:text-properties officeooo:rsid="00056dae" officeooo:paragraph-rsid="0004c14c"/>
    </style:style>
    <style:style style:name="P4" style:family="paragraph" style:parent-style-name="Standard">
      <style:text-properties officeooo:rsid="00056dae" officeooo:paragraph-rsid="00056dae"/>
    </style:style>
    <style:style style:name="P5" style:family="paragraph" style:parent-style-name="Standard">
      <style:text-properties officeooo:rsid="00063622" officeooo:paragraph-rsid="00063622"/>
    </style:style>
    <style:style style:name="P6" style:family="paragraph" style:parent-style-name="Standard">
      <style:text-properties officeooo:rsid="00063622" officeooo:paragraph-rsid="0008b9df"/>
    </style:style>
    <style:style style:name="T1" style:family="text">
      <style:text-properties officeooo:rsid="00063622"/>
    </style:style>
    <style:style style:name="T2" style:family="text">
      <style:text-properties officeooo:rsid="0008b9df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LUSIONES PRÁCTICA 2:</text:p>
      <text:p text:style-name="P1"/>
      <text:p text:style-name="P1"/>
      <text:p text:style-name="P1"><text:tab/>1. Algoritmo con permutaciones</text:p>
      <text:p text:style-name="P1"/>
      <text:p text:style-name="P5">Configuración específica de permutaciones:</text:p>
      <text:p text:style-name="P5">- datatype int_per</text:p>
      <text:p text:style-name="P5">- crossover order1</text:p>
      <text:p text:style-name="P5">- mutation swap</text:p>
      <text:p text:style-name="P5">- objective maximize</text:p>
      <text:p text:style-name="P1"/>
      <text:p text:style-name="P1"><draw:frame draw:style-name="fr1" draw:name="Objeto1" text:anchor-type="paragraph" svg:width="21.001cm" svg:height="1.57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Cuando se dice que llega a solucion se refiere a que se consigue un cromosoma del máximo fitness que se puede obtener, que coincide con el número de reinas a colocar en el tablero. <text:span text:style-name="T1">Si solo pone sí significa que todas las veces que lo hemos probado ha llegado a solución (mínimo 10 veces). Si solo pone no significa que no llega nunca a una solución. Si pone x/y sigifica que de y intentos se ha conseguido una solución x veces.</text:span></text:p>
      <text:p text:style-name="P3"/>
      <text:p text:style-name="P4">- Las mutaciones son más importantes que el crossover.</text:p>
      <text:p text:style-name="P4">- De hecho, crossover si lo pones a 0 es cuando mejores resultados ha dado en cuanto a generaciones necesarias para llegar a la solución.</text:p>
      <text:p text:style-name="P4">- Y cuando pones a 0 la mutación no llega a la solución, sino que converge.</text:p>
      <text:p text:style-name="P4">- Con poblaciones muy pequeñas sigue llegando a la solución. Incluso con 50. Si reduces a 10 ya no, converge y no llega a maximizar el fitness.</text:p>
      <text:p text:style-name="P1"><text:tab/></text:p>
      <text:p text:style-name="P1"/>
      <text:p text:style-name="P1"/>
      <text:p text:style-name="P1"><text:tab/>2. Algoritmo con bit string</text:p>
      <text:p text:style-name="P1"/>
      <text:p text:style-name="P6">Configuración específica de permutaciones:</text:p>
      <text:p text:style-name="P6">- datatype <text:span text:style-name="T2">bit</text:span></text:p>
      <text:p text:style-name="P6">- crossover <text:span text:style-name="T2">simple</text:span></text:p>
      <text:p text:style-name="P6">- mutation <text:span text:style-name="T2">simple_invert</text:span></text:p>
      <text:p text:style-name="P6">- objective <text:span text:style-name="T2">minimize</text:span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6:31:18.662681660</meta:creation-date>
    <dc:date>2019-10-15T17:52:35.138643808</dc:date>
    <meta:editing-duration>PT15M7S</meta:editing-duration>
    <meta:editing-cycles>3</meta:editing-cycles>
    <meta:generator>LibreOffice/5.1.6.2$Linux_X86_64 LibreOffice_project/10m0$Build-2</meta:generator>
    <meta:document-statistic meta:table-count="0" meta:image-count="0" meta:object-count="1" meta:page-count="1" meta:paragraph-count="19" meta:word-count="202" meta:character-count="1151" meta:non-whitespace-character-count="9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84mm"/>
    </style:style>
    <style:style style:name="co2" style:family="table-column">
      <style:table-column-properties fo:break-before="auto" style:column-width="50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9"/>
        <table:table-column table:style-name="co2" table:number-columns-repeated="4" table:default-cell-style-name="ce11"/>
        <table:table-column table:style-name="co2" table:number-columns-repeated="4" table:default-cell-style-name="ce14"/>
        <table:table-row table:style-name="ro1">
          <table:table-cell table:style-name="ce8"/>
          <table:table-cell table:style-name="ce10" office:value-type="string" calcext:value-type="string">
            <text:p>Configuración 1</text:p>
          </table:table-cell>
          <table:table-cell table:style-name="ce10" office:value-type="string" calcext:value-type="string">
            <text:p>Configuración 2</text:p>
          </table:table-cell>
          <table:table-cell table:style-name="ce10" office:value-type="string" calcext:value-type="string">
            <text:p>Configuración 3</text:p>
          </table:table-cell>
          <table:table-cell table:style-name="ce10" office:value-type="string" calcext:value-type="string">
            <text:p>Configuración 4</text:p>
          </table:table-cell>
          <table:table-cell table:style-name="ce13" office:value-type="string" calcext:value-type="string">
            <text:p>Configuración 5</text:p>
          </table:table-cell>
          <table:table-cell table:style-name="ce13" office:value-type="string" calcext:value-type="string">
            <text:p>Configuración 6</text:p>
          </table:table-cell>
          <table:table-cell table:style-name="ce13" office:value-type="string" calcext:value-type="string">
            <text:p>Configuración 7</text:p>
          </table:table-cell>
          <table:table-cell table:style-name="ce13" office:value-type="string" calcext:value-type="string">
            <text:p>Configuración 8</text:p>
          </table:table-cell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x_rate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mu_rate</text:p>
          </table:table-cell>
          <table:table-cell table:number-columns-repeated="3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chrom_len (n.º reinas)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¿Llega a una solución?</text:p>
          </table:table-cell>
          <table:table-cell table:number-columns-repeated="4" office:value-type="string" calcext:value-type="string">
            <text:p>Sí</text:p>
          </table:table-cell>
          <table:table-cell office:value-type="string" calcext:value-type="string">
            <text:p>No (converge)</text:p>
          </table:table-cell>
          <table:table-cell table:number-columns-repeated="2" office:value-type="string" calcext:value-type="string">
            <text:p>Sí</text:p>
          </table:table-cell>
          <table:table-cell office:value-type="string" calcext:value-type="string">
            <text:p>Sí </text:p>
          </table:table-cell>
        </table:table-row>
        <table:table-row table:style-name="ro2">
          <table:table-cell office:value-type="string" calcext:value-type="string">
            <text:p>Generaciones hasta mejor cromosoma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10-30</text:p>
          </table:table-cell>
          <table:table-cell table:style-name="ce12" office:value-type="string" calcext:value-type="string">
            <text:p><text:span text:style-name="T2">150</text:span>-200</text:p>
          </table:table-cell>
          <table:table-cell office:value-type="string" calcext:value-type="string">
            <text:p>50-100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150-2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5">00/00/0000</text:date>, <text:time style:data-style-name="N2" text:time-value="17:32:46.1608851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